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ilesCache.putFil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FilesCache.removeFile( FileSystem filesystem ,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FilesCache.clear( 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FilesCache.getFile( final FileSystem filesystem ,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esCach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FilesCache.touchFile(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